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14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2.5556in"/>
    </style:style>
    <style:style style:name="Table1.D" style:family="table-column">
      <style:table-column-properties style:column-width="1.3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0.05pt solid #000000" fo:border-bottom="none"/>
    </style:style>
    <style:style style:name="Table1.D3" style:family="table-cell">
      <style:table-cell-properties fo:padding="0.0382in" fo:border-left="none" fo:border-right="0.05pt solid #000000" fo:border-top="0.05pt solid #000000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D9" style:family="table-cell">
      <style:table-cell-properties fo:padding="0.0382in" fo:border-left="none" fo:border-right="0.05pt solid #000000" fo:border-top="none" fo:border-bottom="none"/>
    </style:style>
    <style:style style:name="Table1.48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91079"/>
    </style:style>
    <style:style style:name="P2" style:family="paragraph" style:parent-style-name="Standard">
      <style:text-properties officeooo:rsid="00091079" officeooo:paragraph-rsid="00091079"/>
    </style:style>
    <style:style style:name="P3" style:family="paragraph" style:parent-style-name="Table_20_Contents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ff0000" loext:opacity="100%" fo:font-size="11pt" fo:font-weight="bold" officeooo:rsid="000b8237" officeooo:paragraph-rsid="000b8237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ff0000" loext:opacity="100%" fo:font-size="11pt" fo:font-weight="bold" officeooo:rsid="000e1d82" officeooo:paragraph-rsid="000e1d82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ff0000" loext:opacity="100%" fo:font-size="11pt" fo:font-weight="bold" officeooo:rsid="00106203" officeooo:paragraph-rsid="00106203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2a609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2a6099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2a6099" loext:opacity="100%" fo:font-size="11pt" fo:font-weight="bold" officeooo:rsid="0031a876" officeooo:paragraph-rsid="0031a876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2a6099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2a6099" loext:opacity="100%" fo:font-size="11pt" fo:font-weight="bold" officeooo:rsid="000f4087" officeooo:paragraph-rsid="000f4087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2a6099" loext:opacity="100%" fo:font-size="11pt" fo:font-weight="bold" officeooo:rsid="0046af61" officeooo:paragraph-rsid="0046af61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2a6099" loext:opacity="100%" fo:font-size="11pt" fo:font-weight="bold" officeooo:rsid="004dbd91" officeooo:paragraph-rsid="004dbd91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2a6099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2a6099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color="#2a6099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2a6099" loext:opacity="100%" fo:font-size="11pt" fo:font-weight="bold" officeooo:rsid="006173ac" officeooo:paragraph-rsid="006173ac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2a609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2a6099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2a609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2a609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2a6099" loext:opacity="100%" fo:font-size="11pt" fo:font-weight="bold" officeooo:rsid="00365916" officeooo:paragraph-rsid="00365916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2a6099" loext:opacity="100%" fo:font-size="11pt" fo:font-weight="bold" officeooo:rsid="0013a718" officeooo:paragraph-rsid="0013a71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2a6099" loext:opacity="100%" fo:font-size="11pt" fo:font-weight="bold" officeooo:rsid="0014588a" officeooo:paragraph-rsid="0014588a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2a6099" loext:opacity="100%" fo:font-size="11pt" fo:font-weight="bold" officeooo:rsid="0018eab0" officeooo:paragraph-rsid="0018eab0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2a6099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2a6099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2a6099" loext:opacity="100%" fo:font-size="11pt" fo:font-weight="bold" officeooo:rsid="002ed9e5" officeooo:paragraph-rsid="002ed9e5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2a6099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2a6099" loext:opacity="100%" fo:font-size="11pt" fo:font-weight="bold" officeooo:rsid="001e5b99" officeooo:paragraph-rsid="00588dcd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2a6099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2a6099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2a6099" loext:opacity="100%" fo:font-size="11pt" fo:font-weight="bold" officeooo:rsid="006d1ddc" officeooo:paragraph-rsid="006d1ddc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2a6099" loext:opacity="100%" fo:font-size="11pt" fo:font-weight="bold" officeooo:rsid="006e5f02" officeooo:paragraph-rsid="006e5f02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fo:color="#00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000000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000000" loext:opacity="100%" fo:font-size="11pt" fo:font-weight="bold" officeooo:rsid="004681b4" officeooo:paragraph-rsid="004681b4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color="#000000" loext:opacity="100%" fo:font-size="11pt" fo:font-weight="bold" officeooo:rsid="0046af61" officeooo:paragraph-rsid="004cd00f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fo:color="#000000" loext:opacity="100%" fo:font-size="11pt" fo:font-weight="bold" officeooo:rsid="004b46d6" officeooo:paragraph-rsid="004cd00f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fo:font-size="11pt" fo:font-weight="bold" officeooo:rsid="000c95cd" officeooo:paragraph-rsid="000c95cd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000000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000000" loext:opacity="100%" fo:font-size="11pt" fo:font-weight="bold" officeooo:rsid="00537daa" officeooo:paragraph-rsid="00537daa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000000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5d994" officeooo:paragraph-rsid="002761b3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fo:color="#000000" loext:opacity="100%" fo:font-size="11pt" fo:font-weight="bold" officeooo:rsid="0015d994" officeooo:paragraph-rsid="0020ec56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fo:color="#000000" loext:opacity="100%" fo:font-size="11pt" fo:font-weight="bold" officeooo:rsid="0015d994" officeooo:paragraph-rsid="002a7af7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0000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color="#000000" loext:opacity="100%" fo:font-size="11pt" fo:font-weight="bold" officeooo:rsid="0015d994" officeooo:paragraph-rsid="00408bf8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color="#000000" loext:opacity="100%" fo:font-size="11pt" fo:font-weight="bold" officeooo:rsid="0013a718" officeooo:paragraph-rsid="0020ec56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color="#000000" loext:opacity="100%" fo:font-size="11pt" fo:font-weight="bold" officeooo:rsid="002dc1e2" officeooo:paragraph-rsid="002dc1e2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000000" loext:opacity="100%" fo:font-size="11pt" fo:font-weight="bold" officeooo:rsid="0020ec56" officeooo:paragraph-rsid="0020ec56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000000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loext:opacity="100%" fo:font-size="11pt" fo:font-weight="bold" officeooo:rsid="003a911d" officeooo:paragraph-rsid="003a911d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loext:opacity="100%" fo:font-size="11pt" fo:font-weight="bold" officeooo:rsid="0011c523" officeooo:paragraph-rsid="002a7af7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000000" loext:opacity="100%" fo:font-size="11pt" fo:font-weight="bold" officeooo:rsid="0011c523" officeooo:paragraph-rsid="00224c62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000000" loext:opacity="100%" fo:font-size="11pt" fo:font-weight="bold" officeooo:rsid="0011c523" officeooo:paragraph-rsid="006d1ddc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000000" loext:opacity="100%" fo:font-size="11pt" fo:font-weight="bold" officeooo:rsid="001e5b99" officeooo:paragraph-rsid="0058f57d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000000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000000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color="#000000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color="#000000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color="#1e6a3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color="#1e6a3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1e6a3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1e6a39" loext:opacity="100%" fo:font-size="11pt" fo:font-weight="bold" officeooo:rsid="00673108" officeooo:paragraph-rsid="00673108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1e6a39" loext:opacity="100%" fo:font-size="11pt" fo:font-weight="bold" officeooo:rsid="00704ff7" officeooo:paragraph-rsid="00704ff7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font-size="11pt" officeooo:paragraph-rsid="0020ec56" style:font-size-asian="11pt" style:font-size-complex="11pt"/>
    </style:style>
    <style:style style:name="P80" style:family="paragraph" style:parent-style-name="Table_20_Contents">
      <style:text-properties fo:font-size="11pt" officeooo:rsid="00091079" officeooo:paragraph-rsid="00091079" style:font-size-asian="11pt" style:font-size-complex="11pt"/>
    </style:style>
    <style:style style:name="P81" style:family="paragraph" style:parent-style-name="Table_20_Contents">
      <style:text-properties fo:font-size="11pt" officeooo:rsid="003d1e4d" officeooo:paragraph-rsid="003d1e4d" style:font-size-asian="11pt" style:font-size-complex="11pt"/>
    </style:style>
    <style:style style:name="P82" style:family="paragraph" style:parent-style-name="Table_20_Contents">
      <style:text-properties fo:color="#c9211e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c9211e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P86" style:family="paragraph" style:parent-style-name="Standard">
      <style:text-properties officeooo:rsid="007b43ca" officeooo:paragraph-rsid="007b43ca"/>
    </style:style>
    <style:style style:name="P87" style:family="paragraph" style:parent-style-name="Standard">
      <style:text-properties officeooo:rsid="00408bf8" officeooo:paragraph-rsid="00408bf8"/>
    </style:style>
    <style:style style:name="P88" style:family="paragraph" style:parent-style-name="Standard">
      <style:text-properties officeooo:paragraph-rsid="007b43ca"/>
    </style:style>
    <style:style style:name="P89" style:family="paragraph" style:parent-style-name="Table_20_Contents">
      <style:text-properties fo:color="#ff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90" style:family="paragraph" style:parent-style-name="Table_20_Contents">
      <style:text-properties fo:color="#2a609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91" style:family="paragraph" style:parent-style-name="Table_20_Contents">
      <style:text-properties fo:color="#00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92" style:family="paragraph" style:parent-style-name="Table_20_Contents">
      <style:text-properties fo:color="#1e6a3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bc256"/>
    </style:style>
    <style:style style:name="T3" style:family="text">
      <style:text-properties style:font-name="Liberation Serif1" officeooo:rsid="0020ec56"/>
    </style:style>
    <style:style style:name="T4" style:family="text">
      <style:text-properties style:font-name="Liberation Serif1" officeooo:rsid="002a7af7"/>
    </style:style>
    <style:style style:name="T5" style:family="text">
      <style:text-properties style:font-name="Liberation Serif1" officeooo:rsid="000b8237"/>
    </style:style>
    <style:style style:name="T6" style:family="text">
      <style:text-properties officeooo:rsid="000e1d82"/>
    </style:style>
    <style:style style:name="T7" style:family="text">
      <style:text-properties officeooo:rsid="000f8468"/>
    </style:style>
    <style:style style:name="T8" style:family="text">
      <style:text-properties officeooo:rsid="0015d994"/>
    </style:style>
    <style:style style:name="T9" style:family="text">
      <style:text-properties officeooo:rsid="0020ec56"/>
    </style:style>
    <style:style style:name="T10" style:family="text">
      <style:text-properties officeooo:rsid="00224c62"/>
    </style:style>
    <style:style style:name="T11" style:family="text">
      <style:text-properties officeooo:rsid="0025c810"/>
    </style:style>
    <style:style style:name="T12" style:family="text">
      <style:text-properties officeooo:rsid="00274b0e"/>
    </style:style>
    <style:style style:name="T13" style:family="text">
      <style:text-properties officeooo:rsid="002a7af7"/>
    </style:style>
    <style:style style:name="T14" style:family="text">
      <style:text-properties fo:color="#000000" loext:opacity="100%" fo:font-weight="bold" officeooo:rsid="0015d994" style:font-weight-asian="bold" style:font-weight-complex="bold"/>
    </style:style>
    <style:style style:name="T15" style:family="text">
      <style:text-properties fo:color="#000000" loext:opacity="100%" fo:font-weight="bold" officeooo:rsid="0020ec56" style:font-weight-asian="bold" style:font-weight-complex="bold"/>
    </style:style>
    <style:style style:name="T16" style:family="text">
      <style:text-properties fo:color="#000000" loext:opacity="100%" fo:font-weight="bold" officeooo:rsid="002a7af7" style:font-weight-asian="bold" style:font-weight-complex="bold"/>
    </style:style>
    <style:style style:name="T17" style:family="text">
      <style:text-properties officeooo:rsid="002dc1e2"/>
    </style:style>
    <style:style style:name="T18" style:family="text">
      <style:text-properties officeooo:rsid="002ed9e5"/>
    </style:style>
    <style:style style:name="T19" style:family="text">
      <style:text-properties officeooo:rsid="0031a876"/>
    </style:style>
    <style:style style:name="T20" style:family="text">
      <style:text-properties officeooo:rsid="003378f1"/>
    </style:style>
    <style:style style:name="T21" style:family="text">
      <style:text-properties style:font-name="Liberation Serif"/>
    </style:style>
    <style:style style:name="T22" style:family="text">
      <style:text-properties officeooo:rsid="00408bf8"/>
    </style:style>
    <style:style style:name="T23" style:family="text">
      <style:text-properties officeooo:rsid="0040df48"/>
    </style:style>
    <style:style style:name="T24" style:family="text">
      <style:text-properties officeooo:rsid="004681b4"/>
    </style:style>
    <style:style style:name="T25" style:family="text">
      <style:text-properties officeooo:rsid="004884a6"/>
    </style:style>
    <style:style style:name="T26" style:family="text">
      <style:text-properties officeooo:rsid="004cd00f"/>
    </style:style>
    <style:style style:name="T27" style:family="text">
      <style:text-properties officeooo:rsid="004eea3d"/>
    </style:style>
    <style:style style:name="T28" style:family="text">
      <style:text-properties officeooo:rsid="00537daa"/>
    </style:style>
    <style:style style:name="T29" style:family="text">
      <style:text-properties officeooo:rsid="001e5b99"/>
    </style:style>
    <style:style style:name="T30" style:family="text">
      <style:text-properties officeooo:rsid="005fe3c5"/>
    </style:style>
    <style:style style:name="T31" style:family="text">
      <style:text-properties officeooo:rsid="0068d4f5"/>
    </style:style>
    <style:style style:name="T32" style:family="text">
      <style:text-properties officeooo:rsid="006b2787"/>
    </style:style>
    <style:style style:name="T33" style:family="text">
      <style:text-properties style:text-position="sub 58%" officeooo:rsid="006b2787"/>
    </style:style>
    <style:style style:name="T34" style:family="text">
      <style:text-properties style:text-position="sub 58%" officeooo:rsid="006bed26"/>
    </style:style>
    <style:style style:name="T35" style:family="text">
      <style:text-properties officeooo:rsid="006d1ddc"/>
    </style:style>
    <style:style style:name="T36" style:family="text">
      <style:text-properties officeooo:rsid="007534d1"/>
    </style:style>
    <style:style style:name="T37" style:family="text">
      <style:text-properties officeooo:rsid="0076c6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6">QUICK-SHEET for molsim </text:p>
      <text:p text:style-name="P88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07969634800">
          <table:table-cell table:style-name="Table1.A1" office:value-type="string">
            <text:p text:style-name="P89">Action</text:p>
          </table:table-cell>
          <table:table-cell table:style-name="Table1.B1" office:value-type="string">
            <text:p text:style-name="P90">Specifier</text:p>
          </table:table-cell>
          <table:table-cell table:style-name="Table1.B1" office:value-type="string">
            <text:p text:style-name="P91"><text:span text:style-name="T11">Input v</text:span>alues</text:p>
          </table:table-cell>
          <table:table-cell table:style-name="Table1.D1" office:value-type="string">
            <text:p text:style-name="P92">Output <text:span text:style-name="T12">values</text:span></text:p>
          </table:table-cell>
        </table:table-row>
        <table:table-row table:style-name="TableLine94707969634800"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92"/>
          </table:table-cell>
        </table:table-row>
        <table:table-row table:style-name="TableLine94707969680048">
          <table:table-cell table:style-name="Table1.A3" office:value-type="string">
            <text:p text:style-name="P4">load</text:p>
          </table:table-cell>
          <table:table-cell table:style-name="Table1.B3" office:value-type="string">
            <text:p text:style-name="P11">xyz</text:p>
          </table:table-cell>
          <table:table-cell table:style-name="Table1.B3" office:value-type="string">
            <text:p text:style-name="P40">File name <text:span text:style-name="T9">(string)</text:span></text:p>
          </table:table-cell>
          <table:table-cell table:style-name="Table1.D3" office:value-type="string">
            <text:p text:style-name="P73"/>
          </table:table-cell>
        </table:table-row>
        <table:table-row table:style-name="TableLine94707969957280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1">top</text:p>
          </table:table-cell>
          <table:table-cell table:style-name="Table1.B4" office:value-type="string">
            <text:p text:style-name="P41">File name <text:span text:style-name="T9">(string)</text:span></text:p>
          </table:table-cell>
          <table:table-cell table:style-name="Table1.D4" office:value-type="string">
            <text:p text:style-name="P73"/>
          </table:table-cell>
        </table:table-row>
        <table:table-row table:style-name="TableLine9470796995816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3"/>
          </table:table-cell>
        </table:table-row>
        <table:table-row table:style-name="TableLine94707969959136">
          <table:table-cell table:style-name="Table1.A1" office:value-type="string">
            <text:p text:style-name="P4">save</text:p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42">1 Types (string)</text:p>
            <text:p text:style-name="P40"><text:span text:style-name="T24">2 </text:span>File name <text:span text:style-name="T9">(string)</text:span></text:p>
          </table:table-cell>
          <table:table-cell table:style-name="Table1.D1" office:value-type="string">
            <text:p text:style-name="P73"/>
          </table:table-cell>
        </table:table-row>
        <table:table-row table:style-name="TableLine9470796996049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3"/>
          </table:table-cell>
        </table:table-row>
        <table:table-row table:style-name="TableLine94707969961536">
          <table:table-cell table:style-name="Table1.A3" office:value-type="string">
            <text:p text:style-name="P4">set</text:p>
          </table:table-cell>
          <table:table-cell table:style-name="Table1.B3" office:value-type="string">
            <text:p text:style-name="P12">timestep</text:p>
          </table:table-cell>
          <table:table-cell table:style-name="Table1.B3" office:value-type="string">
            <text:p text:style-name="P40"><text:span text:style-name="T9">Time step (s</text:span>calar – <text:span text:style-name="T26">default 0.005</text:span><text:span text:style-name="T9">) </text:span></text:p>
          </table:table-cell>
          <table:table-cell table:style-name="Table1.D3" office:value-type="string">
            <text:p text:style-name="P73"/>
          </table:table-cell>
        </table:table-row>
        <table:table-row table:style-name="TableLine94707969962624">
          <table:table-cell table:style-name="Table1.A9" office:value-type="string">
            <text:p text:style-name="P3"/>
          </table:table-cell>
          <table:table-cell table:style-name="Table1.A2" office:value-type="string">
            <text:p text:style-name="P10">temperature</text:p>
          </table:table-cell>
          <table:table-cell table:style-name="Table1.A2" office:value-type="string">
            <text:p text:style-name="P40"><text:span text:style-name="T9">Temperature (s</text:span>calar – <text:span text:style-name="T26">default 1.0</text:span><text:span text:style-name="T9">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6371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3">cutoff</text:p>
          </table:table-cell>
          <table:table-cell table:style-name="Table1.A2" office:value-type="string">
            <text:p text:style-name="P43"><text:span text:style-name="T9">Max. cutoff (s</text:span>calar – <text:span text:style-name="T26">default 2.5</text:span><text:span text:style-name="T9">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5984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3">omp</text:p>
          </table:table-cell>
          <table:table-cell table:style-name="Table1.A2" office:value-type="string">
            <text:p text:style-name="P43"><text:span text:style-name="T9">N</text:span><text:span text:style-name="T7">o.</text:span> <text:span text:style-name="T6">threads </text:span><text:span text:style-name="T9">(int scalar – </text:span><text:span text:style-name="T27">default </text:span><text:span text:style-name="T26">1</text:span><text:span text:style-name="T7">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6553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<text:span text:style-name="T19">e</text:span>xclu<text:span text:style-name="T20">sion</text:span></text:p>
          </table:table-cell>
          <table:table-cell table:style-name="Table1.A2" office:value-type="string">
            <text:p text:style-name="P39">‘<text:span text:style-name="T7">bonded’ or ‘molecule’ <text:line-break/></text:span><text:span text:style-name="T9">(string – </text:span><text:span text:style-name="T26">default ‘all’</text:span><text:span text:style-name="T9">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6662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5">temperaturerelax</text:p>
          </table:table-cell>
          <table:table-cell table:style-name="Table1.A2" office:value-type="string">
            <text:p text:style-name="P44"><text:span text:style-name="T25">Temp. r</text:span>elaxation time </text:p>
            <text:p text:style-name="P44">(scalar – <text:span text:style-name="T26">default 0.01</text:span>)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6771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5">compressionfactor</text:p>
          </table:table-cell>
          <table:table-cell table:style-name="Table1.A2" office:value-type="string">
            <text:p text:style-name="P45">Compression factor </text:p>
            <text:p text:style-name="P45">(scalar – <text:span text:style-name="T26">default 0.99995</text:span>)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6988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7">types</text:p>
          </table:table-cell>
          <table:table-cell table:style-name="Table1.A2" office:value-type="string">
            <text:p text:style-name="P47">Particle types (string)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709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8">skin</text:p>
          </table:table-cell>
          <table:table-cell table:style-name="Table1.A2" office:value-type="string">
            <text:p text:style-name="P48">Buffer-skin for <text:span text:style-name="T28">neighbourlist </text:span></text:p>
            <text:p text:style-name="P49">(scalar – default 0.25)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7206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9"><text:span text:style-name="T30">c</text:span>harges</text:p>
          </table:table-cell>
          <table:table-cell table:style-name="Table1.B4" office:value-type="string">
            <text:p text:style-name="P50">Atom charges (vector)</text:p>
          </table:table-cell>
          <table:table-cell table:style-name="Table1.D4" office:value-type="string">
            <text:p text:style-name="P73"/>
          </table:table-cell>
        </table:table-row>
        <table:table-row table:style-name="TableLine9470796997342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73"/>
          </table:table-cell>
        </table:table-row>
        <table:table-row table:style-name="TableLine94707969974512">
          <table:table-cell table:style-name="Table1.A3" office:value-type="string">
            <text:p text:style-name="P4">get</text:p>
          </table:table-cell>
          <table:table-cell table:style-name="Table1.B3" office:value-type="string">
            <text:p text:style-name="P10">numbpart</text:p>
          </table:table-cell>
          <table:table-cell table:style-name="Table1.B3" office:value-type="string">
            <text:p text:style-name="P39"/>
          </table:table-cell>
          <table:table-cell table:style-name="Table1.D3" office:value-type="string">
            <text:p text:style-name="P73">Scalar</text:p>
          </table:table-cell>
        </table:table-row>
        <table:table-row table:style-name="TableLine9470796997560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0">box </text:p>
          </table:table-cell>
          <table:table-cell table:style-name="Table1.A2" office:value-type="string">
            <text:p text:style-name="P46"/>
          </table:table-cell>
          <table:table-cell table:style-name="Table1.D9" office:value-type="string">
            <text:p text:style-name="P73">Vector </text:p>
          </table:table-cell>
        </table:table-row>
        <table:table-row table:style-name="TableLine9470796997668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<text:span text:style-name="T8">e</text:span>nergies</text:p>
          </table:table-cell>
          <table:table-cell table:style-name="Table1.A2" office:value-type="string">
            <text:p text:style-name="P39"/>
          </table:table-cell>
          <table:table-cell table:style-name="Table1.D9" office:value-type="string">
            <text:p text:style-name="P74">Vector <text:span text:style-name="T32">(E</text:span><text:span text:style-name="T33">kin</text:span><text:span text:style-name="T32">, E</text:span><text:span text:style-name="T34">pot</text:span><text:span text:style-name="T32">)</text:span></text:p>
          </table:table-cell>
        </table:table-row>
        <table:table-row table:style-name="TableLine947079699777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velocities</text:p>
          </table:table-cell>
          <table:table-cell table:style-name="Table1.A2" office:value-type="string">
            <text:p text:style-name="P39"/>
          </table:table-cell>
          <table:table-cell table:style-name="Table1.D9" office:value-type="string">
            <text:p text:style-name="P77">Matrix</text:p>
          </table:table-cell>
        </table:table-row>
        <table:table-row table:style-name="TableLine947079699788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positions</text:p>
          </table:table-cell>
          <table:table-cell table:style-name="Table1.A2" office:value-type="string">
            <text:p text:style-name="P39"/>
          </table:table-cell>
          <table:table-cell table:style-name="Table1.D9" office:value-type="string">
            <text:p text:style-name="P77">Matri<text:span text:style-name="T31">x</text:span></text:p>
          </table:table-cell>
        </table:table-row>
        <table:table-row table:style-name="TableLine9470796997995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forces</text:p>
          </table:table-cell>
          <table:table-cell table:style-name="Table1.A2" office:value-type="string">
            <text:p text:style-name="P39"/>
          </table:table-cell>
          <table:table-cell table:style-name="Table1.D9" office:value-type="string">
            <text:p text:style-name="P77">Matrix</text:p>
          </table:table-cell>
        </table:table-row>
        <table:table-row table:style-name="TableLine9470796998104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3">types</text:p>
          </table:table-cell>
          <table:table-cell table:style-name="Table1.A2" office:value-type="string">
            <text:p text:style-name="P39"/>
          </table:table-cell>
          <table:table-cell table:style-name="Table1.D9" office:value-type="string">
            <text:p text:style-name="P75">String</text:p>
          </table:table-cell>
        </table:table-row>
        <table:table-row table:style-name="TableLine9470796998212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4">molpositions</text:p>
          </table:table-cell>
          <table:table-cell table:style-name="Table1.A2" office:value-type="string">
            <text:p text:style-name="P39"/>
          </table:table-cell>
          <table:table-cell table:style-name="Table1.D9" office:value-type="string">
            <text:p text:style-name="P77">Matrix</text:p>
          </table:table-cell>
        </table:table-row>
        <table:table-row table:style-name="TableLine94707969983216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8">pressure</text:p>
          </table:table-cell>
          <table:table-cell table:style-name="Table1.B4" office:value-type="string">
            <text:p text:style-name="P39"/>
          </table:table-cell>
          <table:table-cell table:style-name="Table1.D4" office:value-type="string">
            <text:p text:style-name="P78">Scalar</text:p>
          </table:table-cell>
        </table:table-row>
        <table:table-row table:style-name="TableLine9470796998430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6"/>
          </table:table-cell>
        </table:table-row>
        <table:table-row table:style-name="TableLine94707969985392">
          <table:table-cell table:style-name="Table1.A3" office:value-type="string">
            <text:p text:style-name="P5">calcforce</text:p>
          </table:table-cell>
          <table:table-cell table:style-name="Table1.B3" office:value-type="string">
            <text:p text:style-name="P25">lj</text:p>
          </table:table-cell>
          <table:table-cell table:style-name="Table1.B3" office:value-type="string">
            <text:p text:style-name="P51"><text:span text:style-name="T13">1 </text:span>Types (string)</text:p>
            <text:p text:style-name="P56"><text:span text:style-name="T13">2 </text:span><text:span text:style-name="T17">C</text:span>utoff <text:span text:style-name="T9">(scalar)</text:span> </text:p>
            <text:p text:style-name="P56"><text:span text:style-name="T4">3 </text:span><text:span text:style-name="T1">σ </text:span><text:span text:style-name="T3">(scalar)</text:span></text:p>
            <text:p text:style-name="P56"><text:span text:style-name="T4">4 </text:span><text:span text:style-name="T2">ε </text:span><text:span text:style-name="T3">(scalar)</text:span></text:p>
          </table:table-cell>
          <table:table-cell table:style-name="Table1.D3" office:value-type="string">
            <text:p text:style-name="P73"/>
          </table:table-cell>
        </table:table-row>
        <table:table-row table:style-name="TableLine94707969986480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6">bond</text:p>
          </table:table-cell>
          <table:table-cell table:style-name="Table1.A2" office:value-type="string">
            <text:p text:style-name="P57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7"><text:span text:style-name="T13">2 B</text:span><text:span text:style-name="T9">ond </text:span>length <text:span text:style-name="T9">(scalar)</text:span></text:p>
            <text:p text:style-name="P57"><text:soft-page-break/><text:span text:style-name="T13">3 S</text:span><text:span text:style-name="T9">pring </text:span>constant<text:span text:style-name="T9">(scalar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87568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7">angle</text:p>
          </table:table-cell>
          <table:table-cell table:style-name="Table1.A2" office:value-type="string">
            <text:p text:style-name="P79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2"><text:span text:style-name="T13">2 E</text:span><text:span text:style-name="T9">q. </text:span>angle <text:span text:style-name="T9">(scalar)</text:span> </text:p>
            <text:p text:style-name="P52"><text:span text:style-name="T13">3 S</text:span><text:span text:style-name="T9">pring </text:span>constant <text:span text:style-name="T9">(scalar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88656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torsion</text:p>
          </table:table-cell>
          <table:table-cell table:style-name="Table1.A2" office:value-type="string">
            <text:p text:style-name="P53"><text:span text:style-name="T13">1 </text:span>T<text:span text:style-name="T9">orsion </text:span>type (int <text:span text:style-name="T9">scalar</text:span>) </text:p>
            <text:p text:style-name="P53"><text:span text:style-name="T13">2 P</text:span><text:span text:style-name="T9">otential </text:span>parameters (vector) 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89744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coulomb</text:p>
          </table:table-cell>
          <table:table-cell table:style-name="Table1.A2" office:value-type="string">
            <text:p text:style-name="P58">Cutoff (scalar)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73072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8">lattice</text:p>
          </table:table-cell>
          <table:table-cell table:style-name="Table1.A2" office:value-type="string">
            <text:p text:style-name="P59"><text:span text:style-name="T13">1 </text:span>Particle type (string)</text:p>
            <text:p text:style-name="P59"><text:span text:style-name="T13">2 S</text:span>pring constant (scalar)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69918416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25">dpd</text:p>
          </table:table-cell>
          <table:table-cell table:style-name="Table1.B4" office:value-type="string">
            <text:p text:style-name="P60">1 Types (string)</text:p>
            <text:p text:style-name="P60">2 Cutoff (scalar)</text:p>
            <text:p text:style-name="P60">3 Repulsion parameter (scalar)</text:p>
            <text:p text:style-name="P60">4 <text:span text:style-name="T5">σ </text:span><text:span text:style-name="T3">(scalar)</text:span></text:p>
          </table:table-cell>
          <table:table-cell table:style-name="Table1.D4" office:value-type="string">
            <text:p text:style-name="P73"/>
          </table:table-cell>
        </table:table-row>
        <table:table-row table:style-name="TableLine9470796999289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73"/>
          </table:table-cell>
        </table:table-row>
        <table:table-row table:style-name="TableLine94707969993984">
          <table:table-cell table:style-name="Table1.A3" office:value-type="string">
            <text:p text:style-name="P6">integrate</text:p>
          </table:table-cell>
          <table:table-cell table:style-name="Table1.B3" office:value-type="string">
            <text:p text:style-name="P29">leapfrog</text:p>
          </table:table-cell>
          <table:table-cell table:style-name="Table1.B3" office:value-type="string">
            <text:p text:style-name="P39"/>
          </table:table-cell>
          <table:table-cell table:style-name="Table1.D3" office:value-type="string">
            <text:p text:style-name="P73"/>
          </table:table-cell>
        </table:table-row>
        <table:table-row table:style-name="TableLine94707969995072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29">dpd</text:p>
          </table:table-cell>
          <table:table-cell table:style-name="Table1.B4" office:value-type="string">
            <text:p text:style-name="P61"><text:span text:style-name="T1">λ (scalar)</text:span><text:span text:style-name="T21"> </text:span></text:p>
          </table:table-cell>
          <table:table-cell table:style-name="Table1.D4" office:value-type="string">
            <text:p text:style-name="P73"/>
          </table:table-cell>
        </table:table-row>
        <table:table-row table:style-name="TableLine9470796999616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3"/>
          </table:table-cell>
        </table:table-row>
        <table:table-row table:style-name="TableLine9470796999724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3"/>
          </table:table-cell>
        </table:table-row>
        <table:table-row table:style-name="TableLine94707969998336">
          <table:table-cell table:style-name="Table1.A3" office:value-type="string">
            <text:p text:style-name="P7">thermostate</text:p>
          </table:table-cell>
          <table:table-cell table:style-name="Table1.B3" office:value-type="string">
            <text:p text:style-name="P37">relax</text:p>
          </table:table-cell>
          <table:table-cell table:style-name="Table1.B3" office:value-type="string">
            <text:p text:style-name="P62"><text:span text:style-name="T13">1 </text:span><text:span text:style-name="T10">Particle type (string)</text:span> </text:p>
            <text:p text:style-name="P62"><text:span text:style-name="T13">2 T</text:span>emperature <text:span text:style-name="T10">(scalar)</text:span></text:p>
            <text:p text:style-name="P63"><text:span text:style-name="T13">3 T</text:span><text:span text:style-name="T10">hermostat relax </text:span>t<text:span text:style-name="T10">ime (scalar)</text:span></text:p>
          </table:table-cell>
          <table:table-cell table:style-name="Table1.D3" office:value-type="string">
            <text:p text:style-name="P73"/>
          </table:table-cell>
        </table:table-row>
        <table:table-row table:style-name="TableLine9470796999942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7">nosehoover</text:p>
          </table:table-cell>
          <table:table-cell table:style-name="Table1.B4" office:value-type="string">
            <text:p text:style-name="P64"><text:span text:style-name="T13">1 </text:span><text:span text:style-name="T10">Particle type (string)</text:span> </text:p>
            <text:p text:style-name="P64"><text:span text:style-name="T13">2 T</text:span>emperature <text:span text:style-name="T10">(scalar)</text:span></text:p>
            <text:p text:style-name="P64"><text:span text:style-name="T13">3 T</text:span><text:span text:style-name="T10">hermostat </text:span><text:span text:style-name="T35">mass</text:span><text:span text:style-name="T10"> (scalar)</text:span></text:p>
          </table:table-cell>
          <table:table-cell table:style-name="Table1.D4" office:value-type="string">
            <text:p text:style-name="P73"/>
          </table:table-cell>
        </table:table-row>
        <table:table-row table:style-name="TableLine9470797000051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3"/>
          </table:table-cell>
        </table:table-row>
        <table:table-row table:style-name="TableLine94707970001600">
          <table:table-cell table:style-name="Table1.A3" office:value-type="string">
            <text:p text:style-name="P8">sample</text:p>
          </table:table-cell>
          <table:table-cell table:style-name="Table1.B3" office:value-type="string">
            <text:p text:style-name="P30">vacf/<text:span text:style-name="T37">mcvacf</text:span></text:p>
          </table:table-cell>
          <table:table-cell table:style-name="Table1.B3" office:value-type="string">
            <text:p text:style-name="P65"><text:span text:style-name="T13">1 </text:span>Length <text:span text:style-name="T10">vector (int scalar)</text:span></text:p>
            <text:p text:style-name="P65"><text:span text:style-name="T13">2 T</text:span>ime span <text:span text:style-name="T10">(scalar)</text:span></text:p>
          </table:table-cell>
          <table:table-cell table:style-name="Table1.D3" office:value-type="string">
            <text:p text:style-name="P73"/>
          </table:table-cell>
        </table:table-row>
        <table:table-row table:style-name="TableLine9470797000268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0">sacf/<text:span text:style-name="T37">msacf</text:span></text:p>
          </table:table-cell>
          <table:table-cell table:style-name="Table1.A2" office:value-type="string">
            <text:p text:style-name="P65"><text:span text:style-name="T13">1 </text:span>Length vector <text:span text:style-name="T10">(int scalar)</text:span> </text:p>
            <text:p text:style-name="P65"><text:span text:style-name="T13">2 T</text:span>ime span <text:span text:style-name="T10">(scalar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700037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1">hydrocorrelations/<text:line-break/><text:span text:style-name="T36">mhydrocorrelations</text:span></text:p>
          </table:table-cell>
          <table:table-cell table:style-name="Table1.A2" office:value-type="string">
            <text:p text:style-name="P65"><text:span text:style-name="T13">1 </text:span>Length vector <text:span text:style-name="T10">(int scalar)</text:span></text:p>
            <text:p text:style-name="P65"><text:span text:style-name="T13">2 T</text:span>ime span <text:span text:style-name="T10">(scalar)</text:span></text:p>
            <text:p text:style-name="P65"><text:span text:style-name="T13">3 </text:span><text:span text:style-name="T22">N</text:span>o. wavevectors <text:span text:style-name="T10">(int scalar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700048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2">prof<text:span text:style-name="T18">ile</text:span>s</text:p>
          </table:table-cell>
          <table:table-cell table:style-name="Table1.A2" office:value-type="string">
            <text:p text:style-name="P65"><text:span text:style-name="T13">1 </text:span><text:span text:style-name="T10">Particle t</text:span>ype <text:span text:style-name="T10">(string)</text:span></text:p>
            <text:p text:style-name="P65"><text:span text:style-name="T13">2 L</text:span>ength vector <text:span text:style-name="T10">(int scalar)</text:span></text:p>
            <text:p text:style-name="P65"><text:span text:style-name="T13">3 S</text:span>ample freq. <text:span text:style-name="T10">(int scalar)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1.48">
          <table:table-cell table:style-name="Table1.A9" office:value-type="string">
            <text:p text:style-name="P80"/>
          </table:table-cell>
          <table:table-cell table:style-name="Table1.A2" office:value-type="string">
            <text:p text:style-name="P35">msd</text:p>
          </table:table-cell>
          <table:table-cell table:style-name="Table1.A2" office:value-type="string">
            <text:p text:style-name="P68">1 <text:span text:style-name="T29">Length vector </text:span><text:span text:style-name="T10">(int scalar)</text:span><text:span text:style-name="T29"> </text:span></text:p>
            <text:p text:style-name="P66"><text:span text:style-name="T13">2 T</text:span>ime span <text:span text:style-name="T10">(scalar)</text:span></text:p>
            <text:p text:style-name="P68">3 <text:span text:style-name="T22">N</text:span><text:span text:style-name="T29">o. wavevectors </text:span><text:span text:style-name="T10">(int scalar)</text:span></text:p>
            <text:p text:style-name="P68">4 Particle type (string) </text:p>
          </table:table-cell>
          <table:table-cell table:style-name="Table1.D9" office:value-type="string">
            <text:p text:style-name="P73"/>
          </table:table-cell>
        </table:table-row>
        <table:table-row table:style-name="Table1.48">
          <table:table-cell table:style-name="Table1.A9" office:value-type="string">
            <text:p text:style-name="P81"/>
          </table:table-cell>
          <table:table-cell table:style-name="Table1.A2" office:value-type="string">
            <text:p text:style-name="P33">do</text:p>
          </table:table-cell>
          <table:table-cell table:style-name="Table1.A2" office:value-type="string">
            <text:p text:style-name="P67"/>
          </table:table-cell>
          <table:table-cell table:style-name="Table1.D9" office:value-type="string">
            <text:p text:style-name="P73"/>
          </table:table-cell>
        </table:table-row>
        <table:table-row table:style-name="Table1.48">
          <table:table-cell table:style-name="Table1.A9" office:value-type="string">
            <text:p text:style-name="P81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67"/>
          </table:table-cell>
          <table:table-cell table:style-name="Table1.D9" office:value-type="string">
            <text:p text:style-name="P73"/>
          </table:table-cell>
        </table:table-row>
        <table:table-row table:style-name="TableLine94707970009264">
          <table:table-cell table:style-name="Table1.A9" office:value-type="string">
            <text:p text:style-name="P82">task</text:p>
          </table:table-cell>
          <table:table-cell table:style-name="Table1.A2" office:value-type="string">
            <text:p text:style-name="P34">lj</text:p>
          </table:table-cell>
          <table:table-cell table:style-name="Table1.A2" office:value-type="string">
            <text:p text:style-name="P51"><text:span text:style-name="T13">1 </text:span>Types (string)</text:p>
            <text:p text:style-name="P56"><text:span text:style-name="T13">2 </text:span><text:span text:style-name="T17">C</text:span>utoff <text:span text:style-name="T9">(scalar)</text:span> </text:p>
            <text:p text:style-name="P56"><text:span text:style-name="T4">3 </text:span><text:span text:style-name="T1">σ </text:span><text:span text:style-name="T3">(scalar)</text:span></text:p>
            <text:p text:style-name="P56"><text:span text:style-name="T4">4 </text:span><text:span text:style-name="T2">ε </text:span><text:span text:style-name="T3">(scalar)</text:span></text:p>
            <text:p text:style-name="P69"><text:span text:style-name="T3">5 </text:span><text:span text:style-name="T1">Block no.</text:span>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70010304">
          <table:table-cell table:style-name="Table1.A9" office:value-type="string">
            <text:p text:style-name="P81"/>
          </table:table-cell>
          <table:table-cell table:style-name="Table1.A2" office:value-type="string">
            <text:p text:style-name="P34">bond</text:p>
          </table:table-cell>
          <table:table-cell table:style-name="Table1.A2" office:value-type="string">
            <text:p text:style-name="P57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7"><text:soft-page-break/><text:span text:style-name="T13">2 B</text:span><text:span text:style-name="T9">ond </text:span>length <text:span text:style-name="T9">(scalar)</text:span></text:p>
            <text:p text:style-name="P57"><text:span text:style-name="T13">3 S</text:span><text:span text:style-name="T9">pring </text:span>constant<text:span text:style-name="T9">(scalar)</text:span></text:p>
            <text:p text:style-name="P70">4 Block no.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70011392">
          <table:table-cell table:style-name="Table1.A9" office:value-type="string">
            <text:p text:style-name="P81"/>
          </table:table-cell>
          <table:table-cell table:style-name="Table1.A2" office:value-type="string">
            <text:p text:style-name="P34">angle</text:p>
          </table:table-cell>
          <table:table-cell table:style-name="Table1.A2" office:value-type="string">
            <text:p text:style-name="P79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2"><text:span text:style-name="T13">2 E</text:span><text:span text:style-name="T9">q. </text:span>angle <text:span text:style-name="T9">(scalar)</text:span> </text:p>
            <text:p text:style-name="P52"><text:span text:style-name="T13">3 S</text:span><text:span text:style-name="T9">pring </text:span>constant <text:span text:style-name="T9">(scalar)</text:span></text:p>
            <text:p text:style-name="P70">4 Block no.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70012480">
          <table:table-cell table:style-name="Table1.A9" office:value-type="string">
            <text:p text:style-name="P81"/>
          </table:table-cell>
          <table:table-cell table:style-name="Table1.A2" office:value-type="string">
            <text:p text:style-name="P34">torsion</text:p>
          </table:table-cell>
          <table:table-cell table:style-name="Table1.A2" office:value-type="string">
            <text:p text:style-name="P53"><text:span text:style-name="T13">1 </text:span>T<text:span text:style-name="T9">orsion </text:span>type (int <text:span text:style-name="T9">scalar</text:span>) </text:p>
            <text:p text:style-name="P55"><text:span text:style-name="T13">2 P</text:span><text:span text:style-name="T9">otential </text:span>parameters (vector)</text:p>
            <text:p text:style-name="P70">3 Block no.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70013568">
          <table:table-cell table:style-name="Table1.A9" office:value-type="string">
            <text:p text:style-name="P81"/>
          </table:table-cell>
          <table:table-cell table:style-name="Table1.A2" office:value-type="string">
            <text:p text:style-name="P34">coulomb</text:p>
          </table:table-cell>
          <table:table-cell table:style-name="Table1.A2" office:value-type="string">
            <text:p text:style-name="P58"><text:span text:style-name="T22">1 </text:span>Cutoff (scalar)</text:p>
            <text:p text:style-name="P70">2 Block no.</text:p>
          </table:table-cell>
          <table:table-cell table:style-name="Table1.D9" office:value-type="string">
            <text:p text:style-name="P73"/>
          </table:table-cell>
        </table:table-row>
        <table:table-row table:style-name="TableLine94707970014656">
          <table:table-cell table:style-name="Table1.A4" office:value-type="string">
            <text:p text:style-name="P81"/>
          </table:table-cell>
          <table:table-cell table:style-name="Table1.B4" office:value-type="string">
            <text:p text:style-name="P34">do</text:p>
          </table:table-cell>
          <table:table-cell table:style-name="Table1.B4" office:value-type="string">
            <text:p text:style-name="P70">1 <text:span text:style-name="T23">Total n</text:span>o. blocks <text:s/></text:p>
          </table:table-cell>
          <table:table-cell table:style-name="Table1.D4" office:value-type="string">
            <text:p text:style-name="P73"/>
          </table:table-cell>
        </table:table-row>
        <table:table-row table:style-name="TableLine94707970015744"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3"/>
          </table:table-cell>
        </table:table-row>
        <table:table-row table:style-name="TableLine94707970016832">
          <table:table-cell table:style-name="Table1.A1" office:value-type="string">
            <text:p text:style-name="P83">compress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1">Target density</text:p>
          </table:table-cell>
          <table:table-cell table:style-name="Table1.D1" office:value-type="string">
            <text:p text:style-name="P73"/>
          </table:table-cell>
        </table:table-row>
        <table:table-row table:style-name="TableLine94707970017920"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3"/>
          </table:table-cell>
        </table:table-row>
        <table:table-row table:style-name="TableLine94707970019008">
          <table:table-cell table:style-name="Table1.A1" office:value-type="string">
            <text:p text:style-name="P84">add</text:p>
          </table:table-cell>
          <table:table-cell table:style-name="Table1.B1" office:value-type="string">
            <text:p text:style-name="P36">force</text:p>
          </table:table-cell>
          <table:table-cell table:style-name="Table1.B1" office:value-type="string">
            <text:p text:style-name="P72">1 Forces (vector)</text:p>
            <text:p text:style-name="P72">2 Direction (int scalar)</text:p>
          </table:table-cell>
          <table:table-cell table:style-name="Table1.D1" office:value-type="string">
            <text:p text:style-name="P73"/>
          </table:table-cell>
        </table:table-row>
        <table:table-row table:style-name="TableLine94707970020096"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3"/>
          </table:table-cell>
        </table:table-row>
        <table:table-row table:style-name="TableLine94707970021184">
          <table:table-cell table:style-name="Table1.A1" office:value-type="string">
            <text:p text:style-name="P85">clear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0"/>
          </table:table-cell>
          <table:table-cell table:style-name="Table1.D1" office:value-type="string">
            <text:p text:style-name="P73"/>
          </table:table-cell>
        </table:table-row>
      </table:table>
      <text:p text:style-name="Standard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40:51.368602195</meta:creation-date>
    <dc:date>2022-01-09T17:41:25.566234809</dc:date>
    <meta:editing-duration>P2DT1H37M24S</meta:editing-duration>
    <meta:editing-cycles>68</meta:editing-cycles>
    <meta:generator>LibreOffice/7.2.3.2$Linux_X86_64 LibreOffice_project/20$Build-2</meta:generator>
    <meta:document-statistic meta:table-count="1" meta:image-count="0" meta:object-count="0" meta:page-count="3" meta:paragraph-count="150" meta:word-count="375" meta:character-count="2301" meta:non-whitespace-character-count="2045"/>
  </office:meta>
</office:document-meta>
</file>